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Ultrafine_20_Dashed" svg:stroke-width="0.05cm" draw:marker-start-width="0.125cm" draw:marker-end-width="0.12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Ultrafine_20_Dashed" svg:stroke-width="0.1cm" svg:stroke-color="#000000" draw:fill="none" draw:fill-color="#ffffff" draw:textarea-horizontal-align="left" draw:auto-grow-height="true" draw:auto-grow-width="false" fo:min-height="0cm" fo:min-width="4.73cm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2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cm" draw:marker-start-width="0cm" draw:marker-end-width="0cm" draw:fill="solid" draw:fill-color="#83caff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width="0cm" draw:marker-start-width="0cm" draw:marker-end-width="0cm" draw:fill="solid" draw:fill-color="#ffd320" draw:textarea-vertical-align="middle" draw:auto-grow-height="false" fo:min-height="0.749cm" fo:min-width="0.499cm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width="0cm" draw:marker-start-width="0cm" draw:marker-end-width="0cm" draw:fill="solid" draw:fill-color="#314004" draw:textarea-vertical-align="middle" draw:auto-grow-height="false" fo:min-height="0.749cm" fo:min-width="0.499cm" fo:padding-top="0.225cm" fo:padding-bottom="0.225cm" fo:padding-left="0.35cm" fo:padding-right="0.35cm"/>
    </style:style>
    <style:style style:name="gr12" style:family="graphic" style:parent-style-name="standard">
      <style:graphic-properties svg:stroke-width="0.02cm" svg:stroke-color="#000000" draw:marker-start-width="0.03cm" draw:marker-end-width="0.03cm" draw:fill="solid" draw:fill-color="#83caff" draw:textarea-horizontal-align="justify" draw:textarea-vertical-align="middle" draw:auto-grow-height="fals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style:use-window-font-color="true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cm" svg:height="12.6cm" svg:x="1.8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7cm" svg:height="0.9cm" svg:x="2.7cm" svg:y="1.6cm">
          <text:p text:style-name="P1">Student_course_lesson_play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cm" svg:y1="5.6cm" svg:x2="13.7cm" svg:y2="3.9cm">
          <text:p/>
        </draw:line>
        <draw:frame draw:style-name="gr4" draw:layer="layout" svg:width="6.3cm" svg:height="3.282cm" svg:x="13.7cm" svg:y="2.2cm">
          <draw:text-box>
            <text:p><text:span text:style-name="T1">Play selected video here.</text:span></text:p>
            <text:p><text:span text:style-name="T1">The player should have standard controls for pausing, volume control, full screen, forwarding ...</text:span> </text:p>
          </draw:text-box>
        </draw:frame>
        <draw:line draw:style-name="gr3" draw:text-style-name="P1" draw:layer="layout" svg:x1="9cm" svg:y1="11.3cm" svg:x2="14.3cm" svg:y2="11.2cm">
          <text:p/>
        </draw:line>
        <draw:frame draw:style-name="gr4" draw:text-style-name="P2" draw:layer="layout" svg:width="6.4cm" svg:height="1.299cm" svg:x="13.9cm" svg:y="5.801cm">
          <draw:text-box>
            <text:p text:style-name="P2"><text:span text:style-name="T2">Share link on social media (facebook, twitter, etc)</text:span></text:p>
          </draw:text-box>
        </draw:frame>
        <draw:frame draw:style-name="gr4" draw:layer="layout" svg:width="6.1cm" svg:height="2.172cm" svg:x="14.1cm" svg:y="9.7cm">
          <draw:text-box>
            <text:p><text:span text:style-name="T1">Download to local disk in a suitable format. (mp4, avi, ogg, etc)</text:span> </text:p>
          </draw:text-box>
        </draw:frame>
        <draw:custom-shape draw:style-name="gr5" draw:text-style-name="P1" draw:layer="layout" svg:width="8.7cm" svg:height="5.2cm" svg:x="3.3cm" svg:y="3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8cm" svg:height="1.3cm" svg:x="3.1cm" svg:y="10.7cm">
          <text:p text:style-name="P1"><text:span text:style-name="T2">Downlo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1" draw:layer="layout" svg:width="0.5cm" svg:height="0.72cm" svg:x="7.65cm" svg:y="10.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style-name="gr8" draw:text-style-name="P1" draw:layer="layout" svg:x1="7.4cm" svg:y1="11.7cm" svg:x2="8.4cm" svg:y2="11.7cm">
            <text:p/>
          </draw:line>
        </draw:g>
        <draw:custom-shape draw:style-name="gr9" draw:text-style-name="P3" draw:layer="layout" svg:width="1.6cm" svg:height="0.9cm" svg:x="3.2cm" svg:y="9.199cm">
          <text:p text:style-name="P1"><text:span text:style-name="T2">Sh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6cm" svg:height="0.9cm" svg:x="5.2cm" svg:y="9.199cm">
          <text:p text:style-name="P1"><text:span text:style-name="T2">Lik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6cm" svg:height="0.9cm" svg:x="7.298cm" svg:y="9.199cm">
          <text:p text:style-name="P1"><text:span text:style-name="T2">Dislik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5cm" svg:height="0.5cm" svg:x="9.2cm" svg:y="9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" draw:layer="layout" svg:width="0.5cm" svg:height="0.5cm" svg:x="9.8cm" svg:y="9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" draw:layer="layout" svg:width="0.5cm" svg:height="0.5cm" svg:x="10.4cm" svg:y="9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1" draw:text-style-name="P1" draw:layer="layout" svg:width="0.5cm" svg:height="0.5cm" svg:x="11cm" svg:y="9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1" draw:text-style-name="P1" draw:layer="layout" svg:width="0.5cm" svg:height="0.5cm" svg:x="11.599cm" svg:y="9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4" draw:layer="layout" svg:width="2cm" svg:height="1.5cm" svg:x="2.436cm" svg:y="13.491cm">
          <text:p text:style-name="P4"><text:span text:style-name="T3">Home</text:span></text:p>
          <draw:enhanced-geometry svg:viewBox="0 0 21600 21600" draw:text-areas="0 0 21600 21600" draw:type="pentagon-right" draw:modifiers="16548.125937031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" draw:text-style-name="P3" draw:layer="layout" svg:width="2.7cm" svg:height="1.4cm" svg:x="4.2cm" svg:y="13.541cm">
          <text:p text:style-name="P3"><text:span text:style-name="T2">Punjab</text:span></text:p>
          <draw:enhanced-geometry svg:viewBox="0 0 21600 21600" draw:text-areas="0 0 21600 21600" draw:type="chevron" draw:modifiers="18281.229174379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3" draw:layer="layout" svg:width="2.35cm" svg:height="1.4cm" svg:x="6.65cm" svg:y="13.541cm">
          <text:p text:style-name="P3"><text:span text:style-name="T2">10th</text:span></text:p>
          <draw:enhanced-geometry svg:viewBox="0 0 21600 21600" draw:text-areas="0 0 21600 21600" draw:type="chevron" draw:modifiers="17520.71458953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3" draw:layer="layout" svg:width="2.6cm" svg:height="1.4cm" svg:x="8.7cm" svg:y="13.541cm">
          <text:p text:style-name="P3"><text:span text:style-name="T2">Physics</text:span></text:p>
          <draw:enhanced-geometry svg:viewBox="0 0 21600 21600" draw:text-areas="0 0 21600 21600" draw:type="chevron" draw:modifiers="17597.2318339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3" draw:layer="layout" svg:width="2.05cm" svg:height="1.4cm" svg:x="10.95cm" svg:y="13.541cm">
          <text:p text:style-name="P3"><text:span text:style-name="T2">Ch. 4</text:span></text:p>
          <draw:enhanced-geometry svg:viewBox="0 0 21600 21600" draw:text-areas="0 0 21600 21600" draw:type="chevron" draw:modifiers="16502.779132130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875cm" svg:y1="14.575cm" svg:x2="14.5cm" svg:y2="13.8cm">
          <text:p/>
        </draw:line>
        <draw:line draw:style-name="gr3" draw:text-style-name="P1" draw:layer="layout" svg:x1="4.7cm" svg:y1="9.2cm" svg:x2="14cm" svg:y2="6.1cm">
          <text:p/>
        </draw:line>
        <draw:frame draw:style-name="gr4" draw:text-style-name="P2" draw:layer="layout" svg:width="6.1cm" svg:height="1.773cm" svg:x="14.3cm" svg:y="12.7cm">
          <draw:text-box>
            <text:p text:style-name="P2"><text:span text:style-name="T2">Navbar: clicking any <text:s/>button should take visitor to the relevent page.</text:span></text:p>
          </draw:text-box>
        </draw:frame>
        <draw:line draw:style-name="gr3" draw:text-style-name="P1" draw:layer="layout" svg:x1="2.4cm" svg:y1="16.7cm" svg:x2="3.1cm" svg:y2="15cm">
          <text:p/>
        </draw:line>
        <draw:frame draw:style-name="gr4" draw:text-style-name="P2" draw:layer="layout" svg:width="6.1cm" svg:height="0.825cm" svg:x="1.4cm" svg:y="16.801cm">
          <draw:text-box>
            <text:p text:style-name="P2"><text:span text:style-name="T2">(Student_home)</text:span></text:p>
          </draw:text-box>
        </draw:frame>
        <draw:frame draw:style-name="gr4" draw:text-style-name="P2" draw:layer="layout" svg:width="6.1cm" svg:height="0.825cm" svg:x="4.2cm" svg:y="16.002cm">
          <draw:text-box>
            <text:p text:style-name="P2"><text:span text:style-name="T2">(Select_textbook_board.)</text:span></text:p>
          </draw:text-box>
        </draw:frame>
        <draw:line draw:style-name="gr3" draw:text-style-name="P1" draw:layer="layout" svg:x1="6cm" svg:y1="16.1cm" svg:x2="5.475cm" svg:y2="14.9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azi </meta:initial-creator>
    <meta:creation-date>2015-08-17T14:43:21.189866576</meta:creation-date>
    <dc:date>2015-08-19T22:42:06</dc:date>
    <dc:creator>Qazi </dc:creator>
    <meta:editing-duration>P2DT2H23M2S</meta:editing-duration>
    <meta:editing-cycles>10</meta:editing-cycles>
    <meta:generator>LibreOffice/3.5$Linux_x86 LibreOffice_project/350m1$Build-2</meta:generator>
    <meta:document-statistic meta:object-count="32"/>
  </office:meta>
</office:document-meta>
</file>